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Heading_20_1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P6" text:outline-level="1">Required functionality:</text:h>
      <text:p text:style-name="Standard"/>
      <text:h text:style-name="Heading_20_2" text:outline-level="2">Power Supply:</text:h>
      <text:p text:style-name="Text_20_body"><text:tab/>Input voltage: 12–24V?</text:p>
      <text:h text:style-name="Heading_20_2" text:outline-level="2">Communication:</text:h>
      <text:list xml:id="list717567769139111069" text:style-name="L1">
        <text:list-item>
          <text:p text:style-name="P1">USB</text:p>
        </text:list-item>
        <text:list-item>
          <text:p text:style-name="P1">ETH</text:p>
        </text:list-item>
        <text:list-item>
          <text:p text:style-name="P1">CAN</text:p>
        </text:list-item>
        <text:list-item>
          <text:p text:style-name="P1">SPI</text:p>
        </text:list-item>
        <text:list-item>
          <text:p text:style-name="P1">RS-232 ???</text:p>
        </text:list-item>
        <text:list-item>
          <text:p text:style-name="P1">RS-485 ???</text:p>
        </text:list-item>
      </text:list>
      <text:p text:style-name="Standard"/>
      <text:h text:style-name="Heading_20_2" text:outline-level="2">Outputs:</text:h>
      <text:list xml:id="list3067010124075938970" text:style-name="L3">
        <text:list-item>
          <text:p text:style-name="P2">Stepper</text:p>
        </text:list-item>
        <text:list-item>
          <text:p text:style-name="P2">H-Bridge</text:p>
        </text:list-item>
        <text:list-item>
          <text:p text:style-name="P2">Display</text:p>
          <text:list>
            <text:list-item>
              <text:p text:style-name="P2">TFT</text:p>
            </text:list-item>
            <text:list-item>
              <text:p text:style-name="P2">LED</text:p>
            </text:list-item>
            <text:list-item>
              <text:p text:style-name="P2">HDMI</text:p>
            </text:list-item>
          </text:list>
        </text:list-item>
        <text:list-item>
          <text:p text:style-name="P2">DO<text:tab/><text:tab/>-Minimum amount??</text:p>
        </text:list-item>
        <text:list-item>
          <text:p text:style-name="P2">AO<text:tab/><text:tab/>-Is it needed?</text:p>
          <text:list>
            <text:list-item>
              <text:p text:style-name="P2">Current, Voltage or both. Might even be controllable from firmware</text:p>
            </text:list-item>
          </text:list>
        </text:list-item>
      </text:list>
      <text:p text:style-name="Standard"/>
      <text:h text:style-name="Heading_20_2" text:outline-level="2">Inputs:</text:h>
      <text:list xml:id="list5550900856349719829" text:style-name="L4">
        <text:list-item>
          <text:p text:style-name="P3">DI<text:tab/><text:tab/>-Minimum amount??</text:p>
        </text:list-item>
        <text:list-item>
          <text:p text:style-name="P3">AI<text:tab/><text:tab/>-Minimum amount??</text:p>
          <text:list>
            <text:list-item>
              <text:p text:style-name="P3">Current, Voltage or both. Might even be controllable from firmware</text:p>
            </text:list-item>
          </text:list>
        </text:list-item>
      </text:list>
      <text:p text:style-name="Standard"/>
      <text:h text:style-name="Heading_20_2" text:outline-level="2">Memory:</text:h>
      <text:list xml:id="list5789887497195757822" text:style-name="L6">
        <text:list-item>
          <text:p text:style-name="P5">SD Card</text:p>
        </text:list-item>
        <text:list-item>
          <text:p text:style-name="P5">Flash RAM</text:p>
        </text:list-item>
      </text:list>
      <text:h text:style-name="Heading_20_2" text:outline-level="2">Addon Capabilities:</text:h>
      <text:list xml:id="list2275210263548971459" text:style-name="L5">
        <text:list-item>
          <text:p text:style-name="P4">Via Headers?</text:p>
        </text:list-item>
        <text:list-item>
          <text:p text:style-name="P4">SPI?</text:p>
        </text:list-item>
        <text:list-item>
          <text:p text:style-name="P4">I2C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" style:family="paragraph" style:parent-style-name="Text_20_body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7S</meta:editing-duration>
    <meta:editing-cycles>3</meta:editing-cycles>
    <meta:generator>OpenOffice/4.1.5$Win32 OpenOffice.org_project/415m1$Build-9789</meta:generator>
    <dc:date>2018-03-05T19:26:25.38</dc:date>
    <meta:document-statistic meta:table-count="0" meta:image-count="0" meta:object-count="0" meta:page-count="1" meta:paragraph-count="31" meta:word-count="91" meta:character-count="450"/>
    <dc:creator>Lasse Madsen</dc:creator>
    <meta:user-defined meta:name="Info 1"/>
    <meta:user-defined meta:name="Info 2"/>
    <meta:user-defined meta:name="Info 3"/>
    <meta:user-defined meta:name="Info 4"/>
  </office:meta>
</office:document-meta>
</file>